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sx_getProperty.tsx_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sx_getProper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sx_getProperty.setProperty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sx_getProperty.tsx_getProperty( String name ,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